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text-properties fo:font-style="italic"/>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style="normal" style:font-style-asian="normal" style:font-style-complex="normal"/>
    </style:style>
    <style:style style:name="P14" style:family="paragraph" style:parent-style-name="Standard">
      <style:paragraph-properties fo:break-before="page"/>
    </style:style>
    <style:style style:name="P15" style:family="paragraph" style:parent-style-name="Text_20_body">
      <style:text-properties fo:font-style="italic"/>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Heading_20_1" style:master-page-name="First_20_Page">
      <style:paragraph-properties style:page-number="auto"/>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4">
      <style:paragraph-properties>
        <style:tab-stops>
          <style:tab-stop style:position="6.9252in"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337212909" text:style-name="L1">
        <text:list-item>
          <text:p text:style-name="P16">Every CAN header must be unique by construction. Collisions between frames with identical headers do not result in well-defined behavior, and must be avoided by design to avoid intermittent problems.</text:p>
        </text:list-item>
        <text:list-item>
          <text:p text:style-name="P16">CAN does not provide any indicator of which node sent a particular frame. Any node can send any frame, and the receiving nodes have no CAN-provided mechanism for identifying the source.</text:p>
        </text:list-item>
        <text:list-item>
          <text:p text:style-name="P1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6">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Using a distributed algorithm to determine the value for that ID field prevents needing a single “manager” to provide it, thereby handling item 3.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ext:soft-page-break/>The CAN format has been allocated on nibble boundaries to make it easier to e.g. read dumps of packets. The header is considered to be right (LSB) aligned.</text:p>
      <text:p text:style-name="Standard">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3" text:outline-level="3">Interactions</text:h>
      <text:p text:style-name="Standard">Communications protocols are about more than messages. The protocols must also specify the interactions in which the messages are used.</text:p>
      <text:h text:style-name="Heading_20_4" text:outline-level="4">Transition to Permitted State</text:h>
      <text:p text:style-name="Standard">Note that there is no requirement that this alias be consistent from one run to the next. </text:p>
      <text:h text:style-name="Heading_20_4" text:outline-level="4">Reserving a Node ID Alias</text:h>
      <text:p text:style-name="P9">For example, four CIM frames and a RIM:</text:p>
      <text:p text:style-name="P9">0x1<text:span text:style-name="T13">7</text:span><text:span text:style-name="T12">123</text:span><text:span text:style-name="T11">FED</text:span></text:p>
      <text:p text:style-name="P9">0x1<text:span text:style-name="T13">6</text:span><text:span text:style-name="T12">456</text:span><text:span text:style-name="T11">FED</text:span></text:p>
      <text:p text:style-name="P9">0x1<text:span text:style-name="T13">5</text:span><text:span text:style-name="T12">789</text:span><text:span text:style-name="T11">FED</text:span></text:p>
      <text:p text:style-name="P9">0x1<text:span text:style-name="T13">4</text:span><text:span text:style-name="T12">ABC</text:span><text:span text:style-name="T11">FED</text:span></text:p>
      <text:p text:style-name="P9"><text:soft-page-break/>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 MMM is the message sequence number, 0x7 to 0x4 (to give priority to messages later in the process) </text:p>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h text:style-name="Heading_20_4" text:outline-level="4">Node ID Alias validation</text:h>
      <text:p text:style-name="Standard">This is intended for e.g. late arriving nodes, particularly gateways or diagnostic nodes, so they can get an entire map of a single segment.</text:p>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4" text:outline-level="4">Transition to Inhibited State</text:h>
      <text:p text:style-name="Standard">This is a way to release an alias, while informing everybody that the node is no longer reachable.</text:p>
      <text:p text:style-name="Standard">The alias is only released if this node allows some other node to allocate it via CIM/RIM messages. <text:s/>The current node can still hang on to it if desired.</text:p>
      <text:p text:style-name="Standard">Regular nodes won't need to do this. They stay active until this are go instantly offline due to e.g. power-off.</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oft-page-break/><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3" text:outline-level="3">Node ID Alias Generation</text:h>
      <text:p text:style-name="Standard"/>
      <text:p text:style-name="Standard"/>
      <text:h text:style-name="Heading_20_2" text:outline-level="2">OpenLCB Message Format</text:h>
      <text:p text:style-name="Standard">Format selected to allow filtering on destination address.</text:p>
      <text:p text:style-name="Standard"/>
      <text:p text:style-name="Standard"/>
      <text:p text:style-name="Standard"/>
      <text:h text:style-name="Heading_20_1" text:outline-level="1">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ext:soft-page-break/>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text:soft-page-break/>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859974363" text:style-name="L2">
        <text:list-item>
          <text:p text:style-name="P17">Smaller (fewer bits) allows more payload and/or simpler coding of other parts of messages. </text:p>
        </text:list-item>
        <text:list-item>
          <text:p text:style-name="P17">Larger allows more unique nodes to be accessed.</text:p>
        </text:list-item>
      </text:list>
      <text:p text:style-name="Standard">Issues</text:p>
      <text:p text:style-name="Standard">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text:soft-page-break/>(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
      <text:p text:style-name="Standard"/>
      <text:p text:style-name="Standard"/>
      <text:p text:style-name="Standard">Discuss the use of repeaters, bridges and gateways w.r.t. Timing; ref physical layer. Possibility of reordering.</text:p>
      <text:p text:style-name="Standard"/>
      <text:list xml:id="list763153286" text:style-name="L3">
        <text:list-item>
          <text:p text:style-name="P18">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text:soft-page-break/>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4">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1283916573" text:style-name="L4">
        <text:list-item>
          <text:p text:style-name="P19">Must not require any user intervention. </text:p>
        </text:list-item>
        <text:list-item>
          <text:p text:style-name="P19">Must be possible to map the assigned alias to a Node Sequence Number and vice-versa.</text:p>
        </text:list-item>
        <text:list-item>
          <text:p text:style-name="P19">It is not required to come up with the same alias every time a node or segment is powered up. </text:p>
        </text:list-item>
        <text:list-item>
          <text:p text:style-name="P19">Must always converge to an alias, regardless of when or in what order nodes come up. </text:p>
        </text:list-item>
        <text:list-item>
          <text:p text:style-name="P19">Another node watching the process must be able to monitor how the decision was reached and what the result was. </text:p>
        </text:list-item>
        <text:list-item>
          <text:p text:style-name="P19">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609136010" text:style-name="L5">
        <text:list-item>
          <text:p text:style-name="P20">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0">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2">(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1">(Take some from physical layer doc)</text:p>
      <text:p text:style-name="P13">“A 48-Bit Pseudo-Random Number Generator”, Heidi G. Kuehn, Communications of the ACM, Volume 4, Issue 8 (August 1961), pages 350-352.</text:p>
      <text:p text:style-name="P13">Sections of Etschberger book</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s/>1 Introduction<text:tab/>1</text:p>
          <text:p text:style-name="P22"><text:s/>2 Annotations to the Standard<text:tab/>2</text:p>
          <text:p text:style-name="P23"><text:s/>2.1 Introduction<text:tab/>2</text:p>
          <text:p text:style-name="P23"><text:s/>2.2 Intended Use<text:tab/>2</text:p>
          <text:p text:style-name="P23"><text:s/>2.3 References and Context<text:tab/>2</text:p>
          <text:p text:style-name="P23"><text:s/>2.4 Frame Format<text:tab/>2</text:p>
          <text:p text:style-name="P23"><text:s/>2.5 States<text:tab/>3</text:p>
          <text:p text:style-name="P23"><text:soft-page-break/><text:s/>2.6 Control Message Format<text:tab/>3</text:p>
          <text:p text:style-name="P24"><text:s/>2.6.1 Interactions<text:tab/>3</text:p>
          <text:p text:style-name="P25"><text:s/>2.6.1.1 Transition to Permitted State<text:tab/>3</text:p>
          <text:p text:style-name="P25"><text:s/>2.6.1.2 Reserving a Node ID Alias<text:tab/>3</text:p>
          <text:p text:style-name="P25"><text:s/>2.6.1.3 Node ID Alias validation<text:tab/>4</text:p>
          <text:p text:style-name="P25"><text:s/>2.6.1.4 Transition to Inhibited State<text:tab/>4</text:p>
          <text:p text:style-name="P24"><text:s/>2.6.2 Node ID Alias Generation<text:tab/>5</text:p>
          <text:p text:style-name="P23"><text:s/>2.7 OpenLCB Message Format<text:tab/>5</text:p>
          <text:p text:style-name="P22"><text:s/>3 Load-Related Frame Synchronization<text:tab/>5</text:p>
          <text:p text:style-name="P22"><text:s/>4 Throughput and Temporarily Deaf Nodes<text:tab/>6</text:p>
          <text:p text:style-name="P22"><text:s/>5 On the choice of a 12-bit alias length<text:tab/>7</text:p>
          <text:p text:style-name="P22"><text:s/>6 CAN Controller Filters<text:tab/>13</text:p>
          <text:p text:style-name="P22"><text:s/>7 Additional Referenc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116" text:date-value="2010-10-13T23:23:43">10/13/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4"><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37" text:date-value="2010-10-07T22:56:09.99" text:fixed="true">10/07/10</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14</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116" text:date-value="2010-10-13T23:23:43">10/13/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101</meta:editing-cycles>
    <meta:editing-duration>PT15H32M48S</meta:editing-duration>
    <meta:generator>OpenOffice.org/3.2$Unix OpenOffice.org_project/320m18$Build-9502</meta:generator>
    <dc:date>2010-10-13T23:23:43</dc:date>
    <dc:creator>Bob Jacobsen</dc:creator>
    <meta:keyword>OpenLCB-CANFrame Transfer</meta:keyword>
    <meta:document-statistic meta:table-count="3" meta:image-count="1" meta:object-count="0" meta:page-count="14" meta:paragraph-count="215" meta:word-count="4805" meta:character-count="28076"/>
    <meta:user-defined meta:name="Info 1"/>
    <meta:user-defined meta:name="Info 2"/>
    <meta:user-defined meta:name="Info 3"/>
    <meta:user-defined meta:name="Info 4"/>
  </office:meta>
</office:document-meta>
</file>